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Contents_20_1">
      <style:paragraph-properties>
        <style:tab-stops>
          <style:tab-stop style:position="4.5in" style:type="right" style:leader-style="dotted" style:leader-text="."/>
        </style:tab-stops>
      </style:paragraph-properties>
    </style:style>
    <style:style style:name="P16" style:family="paragraph" style:parent-style-name="Contents_20_2">
      <style:paragraph-properties>
        <style:tab-stops>
          <style:tab-stop style:position="4.3035in" style:type="right" style:leader-style="dotted" style:leader-text="."/>
        </style:tab-stops>
      </style:paragraph-properties>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Text_20_body">
      <style:paragraph-properties fo:margin-top="0in" fo:margin-bottom="0.2098in" fo:line-height="115%" fo:text-align="start" style:justify-single-word="false" fo:background-color="transparent" fo:padding="0in" fo:border="none" style:shadow="none">
        <style:tab-stops/>
        <style:background-image/>
      </style:paragraph-properties>
    </style:style>
    <style:style style:name="P19" style:family="paragraph" style:parent-style-name="Text_20_body">
      <style:paragraph-properties fo:text-align="start" style:justify-single-word="false" style:shadow="none"/>
    </style:style>
    <style:style style:name="P20" style:family="paragraph" style:parent-style-name="Title" style:master-page-name="Intro_20_First_20_Page">
      <style:paragraph-properties style:page-number="1"/>
    </style:style>
    <style:style style:name="P21" style:family="paragraph" style:parent-style-name="Title" style:master-page-name="Intro_20_First_20_Page">
      <style:paragraph-properties style:page-number="auto"/>
    </style:style>
    <style:style style:name="P22" style:family="paragraph" style:parent-style-name="Title" style:master-page-name="Forward_20_First_20_Page">
      <style:paragraph-properties style:page-number="auto"/>
    </style:style>
    <style:style style:name="P23" style:family="paragraph" style:parent-style-name="Title" style:master-page-name="Chapter_20_First_20_Page">
      <style:paragraph-properties style:page-number="1" fo:break-before="auto" fo:break-after="auto"/>
    </style:style>
    <style:style style:name="P24" style:family="paragraph" style:parent-style-name="Title" style:master-page-name="Chapter_20_First_20_Page">
      <style:paragraph-properties style:page-number="auto" fo:break-before="auto" fo:break-after="auto"/>
    </style:style>
    <style:style style:name="P25" style:family="paragraph" style:parent-style-name="Title" style:master-page-name="Chapter_20_First_20_Page">
      <style:paragraph-properties style:page-number="auto"/>
    </style:style>
    <style:style style:name="P26" style:family="paragraph" style:parent-style-name="Subtitle">
      <style:paragraph-properties fo:text-align="start" style:justify-single-word="false"/>
    </style:style>
    <style:style style:name="P27"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28" style:family="paragraph" style:parent-style-name="Standard" style:list-style-name="L6"/>
    <style:style style:name="P29" style:family="paragraph" style:parent-style-name="Standard" style:list-style-name="L9"/>
    <style:style style:name="P30" style:family="paragraph" style:parent-style-name="Quotation" style:list-style-name="L14"/>
    <style:style style:name="P31" style:family="paragraph" style:parent-style-name="Heading_20_1"/>
    <style:style style:name="P32" style:family="paragraph" style:parent-style-name="Heading_20_3" style:master-page-name="">
      <style:paragraph-properties style:page-number="auto"/>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paragraph-properties fo:text-align="start" style:justify-single-word="false"/>
    </style:style>
    <style:style style:name="P38" style:family="paragraph" style:parent-style-name="Text_20_body" style:list-style-name="L5">
      <style:paragraph-properties fo:text-align="start" style:justify-single-word="false"/>
    </style:style>
    <style:style style:name="P39" style:family="paragraph" style:parent-style-name="Text_20_body" style:list-style-name="L8">
      <style:paragraph-properties fo:text-align="start" style:justify-single-word="false"/>
    </style:style>
    <style:style style:name="P40" style:family="paragraph" style:parent-style-name="Text_20_body" style:list-style-name="L12">
      <style:paragraph-properties fo:text-align="start" style:justify-single-word="false"/>
    </style:style>
    <style:style style:name="P41" style:family="paragraph" style:parent-style-name="Text_20_body" style:list-style-name="L15">
      <style:paragraph-properties fo:text-align="start" style:justify-single-word="false"/>
    </style:style>
    <style:style style:name="P42" style:family="paragraph" style:parent-style-name="Text_20_body" style:list-style-name="L7"/>
    <style:style style:name="P43" style:family="paragraph" style:parent-style-name="Text_20_body" style:list-style-name="L10"/>
    <style:style style:name="P44" style:family="paragraph" style:parent-style-name="Text_20_body" style:list-style-name="L11">
      <style:text-properties fo:font-style="normal" style:font-style-asian="normal" style:font-style-complex="normal"/>
    </style:style>
    <style:style style:name="P45" style:family="paragraph" style:parent-style-name="Text_20_body" style:list-style-name="L9"/>
    <style:style style:name="P46" style:family="paragraph" style:parent-style-name="Text_20_body" style:list-style-name="L13"/>
    <style:style style:name="P47" style:family="paragraph" style:parent-style-name="Text_20_body" style:list-style-name="L13">
      <style:text-properties fo:font-weight="bold" style:font-weight-asian="bold" style:font-weight-complex="bold"/>
    </style:style>
    <style:style style:name="P48" style:family="paragraph" style:parent-style-name="Text_20_body" style:list-style-name="L15"/>
    <style:style style:name="P49" style:family="paragraph" style:parent-style-name="Text_20_body" style:list-style-name="L4" style:master-page-name="">
      <style:paragraph-properties fo:text-align="start" style:justify-single-word="false" style:page-number="auto" fo:keep-with-next="alway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T9" style:family="text">
      <style:text-properties style:text-position="super 58%"/>
    </style:style>
    <style:style style:name="T10" style:family="text">
      <style:text-properties style:text-position="super 58%" fo:font-style="normal" style:font-style-asian="normal" style:font-style-complex="normal"/>
    </style:style>
    <style:style style:name="T11" style:family="text">
      <style:text-propertie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Hebrews</text:p>
      <text:h text:style-name="Main_20_Subtitle" text:outline-level="2">The View from the Mishkan</text:h>
      <text:p text:style-name="P13"/>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20" text:outline-level="1">Dedication</text:h>
      <text:p text:style-name="P12"/>
      <text:p text:style-name="P12">I dedicate this work to the God of Israel, He who calls Jews and Gentiles to build together a community that models the power of love and righteousness. May he send his Mashiach speedily and in our days.</text:p>
      <text:p text:style-name="P12">My wife, Kathie, of course deserves nothing but the highest praise for her patience, support, and assistance throughout the development of this material. She is truly God's gift to me in this life. She believed I could bring this work to life. </text:p>
      <text:p text:style-name="P12">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2">Without the assistance of all of the above, this book would never have come to fruition. </text:p>
      <text:p text:style-name="P12">David Negley<text:line-break/>Germantown, MD<text:line-break/>May <text:s/>2015</text:p>
      <text:p text:style-name="P12"/>
      <text:h text:style-name="P21"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5">Dedication<text:tab/>i</text:p>
          <text:p text:style-name="P15">Table of Contents<text:tab/>iii</text:p>
          <text:p text:style-name="P15">Forward <text:tab/>v</text:p>
          <text:p text:style-name="P15">Introduction <text:tab/>vii</text:p>
          <text:p text:style-name="P15">Part 1 <text:tab/>1</text:p>
          <text:p text:style-name="P16">Historical Review <text:tab/>1</text:p>
          <text:p text:style-name="P15">Part 2 <text:tab/>9</text:p>
          <text:p text:style-name="P16">Canon and Commentary <text:tab/>9</text:p>
          <text:p text:style-name="P15">Part 3 <text:tab/>15</text:p>
          <text:p text:style-name="P16">Yeshua as Rosh Galut <text:tab/>15</text:p>
          <text:p text:style-name="P15">Part 4 <text:tab/>23</text:p>
          <text:p text:style-name="P16">The Problems at Hand <text:tab/>23</text:p>
          <text:p text:style-name="P15">Hebrews in <text:line-break/>Rabbinic Relief <text:tab/>25</text:p>
          <text:p text:style-name="P16">Mashiach, Solution to Our Problems <text:tab/>25</text:p>
          <text:p text:style-name="P15">Bibliography <text:tab/>61</text:p>
          <text:p text:style-name="P15">Glossary<text:tab/>63</text:p>
        </text:index-body>
      </text:table-of-content>
      <text:p text:style-name="Standard"/>
      <text:p text:style-name="Standard"/>
      <text:h text:style-name="P22" text:outline-level="1">Forward </text:h>
      <text:p text:style-name="P12"/>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2">And so, I have periodically re-read Hebrews, seeking to understand it from the author's own point of view. I hoped that I would someday find the interpretive key that would allow me to glean from the book a con<text:soft-page-break/>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2"/>
      <text:h text:style-name="P21" text:outline-level="1">Introduction </text:h>
      <text:p text:style-name="P12"/>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479019437220463970" text:style-name="L1">
        <text:list-item>
          <text:p text:style-name="P33">the divine nature of the Messiah;</text:p>
        </text:list-item>
        <text:list-item>
          <text:p text:style-name="P33">the annulment of the Torah;</text:p>
        </text:list-item>
        <text:list-item>
          <text:p text:style-name="P33">the replacement of the Temple in Jerusalem by an invisible worship center located in Heaven;</text:p>
        </text:list-item>
        <text:list-item>
          <text:p text:style-name="P33">the replacement of the Levitical priesthood by a new and different class of priesthood, based upon Melchizedek, rather than Levi;</text:p>
        </text:list-item>
        <text:list-item>
          <text:p text:style-name="P33">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text:soft-page-break/>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text:soft-page-break/>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text:soft-page-break/>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2"/>
      <text:h text:style-name="P23"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6855296636924560730" text:style-name="L2">
        <text:list-item>
          <text:p text:style-name="P34">The superiority of Yeshua, and his supersedence over all aspects of religious Judaism;</text:p>
        </text:list-item>
        <text:list-item>
          <text:p text:style-name="P34">His priesthood is greater than Levi;</text:p>
        </text:list-item>
        <text:list-item>
          <text:p text:style-name="P34">His sacrifice is greater than those offered by Levi;</text:p>
        </text:list-item>
        <text:list-item>
          <text:p text:style-name="P34">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4">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6233058770514030923" text:style-name="L3">
        <text:list-item>
          <text:p text:style-name="P35">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5">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oft-page-break/>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904488098301777876" text:style-name="L4">
        <text:list-item>
          <text:p text:style-name="P37">The Call of Abraham</text:p>
          <text:p text:style-name="P36">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37">Giving of Torah </text:p>
          <text:p text:style-name="P36">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6">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37">David Hamelech</text:p>
          <text:p text:style-name="P36">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36">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6">Throughout his reign as king of Israel, David set the gold standard for a number of key elements which would forever leave their impact on the Israeli view of their monarch. Of these, two stand out as the most significant:</text:p>
        </text:list-item>
      </text:list>
      <text:list xml:id="list2683931970969689574" text:style-name="L5">
        <text:list-item>
          <text:list>
            <text:list-item>
              <text:p text:style-name="P38">Davidic Covenant</text:p>
            </text:list-item>
            <text:list-item>
              <text:p text:style-name="P38">David as Prototypical Priest/King</text:p>
            </text:list-item>
          </text:list>
        </text:list-item>
      </text:list>
      <text:list xml:id="list22327939" text:continue-list="list904488098301777876" text:style-name="L4">
        <text:list-header>
          <text:p text:style-name="P36">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6">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37">Divided Monarchy</text:p>
          <text:p text:style-name="P36">Once the great King David departed this world, his son took his place on the throne of Israel. During Solomon's reign, the expansion of Israel's <text:s/>economy and political influence continued. But <text:soft-page-break/>once Solomon passed away, the kingdom immediately began to suffer internal turmoil and dissolution.</text:p>
          <text:p text:style-name="P36">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6">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36">There are two imporant points that need to be kept in the fore of our thinking about this national split:</text:p>
          <text:list>
            <text:list-item>
              <text:p text:style-name="P36">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36">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37">Assyrian Captivity</text:p>
          <text:p text:style-name="P36"><text:soft-page-break/>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36">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37">Babylonian Exile</text:p>
          <text:p text:style-name="P36">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6">While in exile, the sages of Israel worked hard at discerning what constituted the failure of Israel, and how to rectify that failure. </text:p>
          <text:p text:style-name="P36">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49">Return from Exile</text:p>
          <text:p text:style-name="P37">The Babylonian empire was overtaken by the Medo-Persian Empire, under Cyrus the Persian. Cyrus allowed the Jews in his empire to return home, if they so desired. As a result, many Jews <text:soft-page-break/>chose to remain in the Euphrates region, where popular Jewish schools, ccalled “yeshivot”, had been established.</text:p>
          <text:p text:style-name="P36">Dedication to the lineage of David allowed the Jewish remnant to quickly identify Zerubabbel as the rightful heir to the throne who would oversee the return of Israel to their home land. </text:p>
          <text:p text:style-name="P37">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37">Yeshua</text:p>
          <text:p text:style-name="P36">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2">With this brief historical review in mind, it becomes clear that the concept of “Messiah” in Jewish thought cannot be divorced from the restoration of Israel and the primacy of the Israeli empire over all the nations of the world.</text:p>
      <text:p text:style-name="P12">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2"/>
      <text:h text:style-name="P24" text:outline-level="1">Part 2 </text:h>
      <text:h text:style-name="P26"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7923980607736638524" text:style-name="L6">
        <text:list-item>
          <text:p text:style-name="P28">Composition and Integration of the Canon</text:p>
          <text:list>
            <text:list-item>
              <text:p text:style-name="P28">Torah</text:p>
            </text:list-item>
            <text:list-item>
              <text:p text:style-name="P28">Prophets and Writings added later</text:p>
            </text:list-item>
          </text:list>
        </text:list-item>
        <text:list-item>
          <text:p text:style-name="P28">Captivity and the Messianic Hope</text:p>
          <text:list>
            <text:list-item>
              <text:p text:style-name="P28">Apocalyptic Expectation<text:line-break/>Cite examples of apocalyptic literature, including Daniel and the Sibylline Oracles</text:p>
            </text:list-item>
            <text:list-item>
              <text:p text:style-name="P28">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text:soft-page-break/>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8915694580727989375" text:style-name="L7">
        <text:list-item>
          <text:p text:style-name="P42">Established centers of Jewish learning and self-governance, providing a core infrastructure around which the nation could gather. Today, we call these bodies “yeshivot” and “Jewish community centers”.</text:p>
        </text:list-item>
        <text:list-item>
          <text:p text:style-name="P42">Approved the inspired status of the prophetic writings as they were created.</text:p>
        </text:list-item>
        <text:list-item>
          <text:p text:style-name="P42">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42">Set in place the entire concept of a messianic office, as the ultimate inheritor of David's throne. The discussion that led to the <text:soft-page-break/>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3928727619122141338" text:style-name="L8">
        <text:list-item>
          <text:p text:style-name="P39">Read Torah.</text:p>
        </text:list-item>
        <text:list-item>
          <text:p text:style-name="P39">Learn Torah.</text:p>
        </text:list-item>
        <text:list-item>
          <text:p text:style-name="P39">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text:soft-page-break/>a manner that everyone knows how to implement them, and know they are doing what Hashem desires?</text:p>
      <text:h text:style-name="Heading_20_1" text:outline-level="3">The Mishna</text:h>
      <text:p text:style-name="P12">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2">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2">But one has to know the laws before one can keep them.</text:p>
      <text:h text:style-name="Heading_20_1" text:outline-level="3">The Gemara</text:h>
      <text:p text:style-name="P12">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2"><text:soft-page-break/>Of course, the Gemara is not limited only to topics previously addressed in the Mishna. The conversations there frequently take off on their own tangents, leading to fascinating conversations about nearly every topic under the sun.</text:p>
      <text:p text:style-name="P12">Most relevant to our topic is the fact that the Gemara is filled with examples of both halacha (legal code) and aggadah (story telling). </text:p>
      <text:h text:style-name="Heading_20_1" text:outline-level="3">The Talmud</text:h>
      <text:p text:style-name="P12">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2"/>
      <text:h text:style-name="P25" text:outline-level="1">Part 3 </text:h>
      <text:h text:style-name="Subtitle" text:outline-level="2">Yeshua as Rosh Galut </text:h>
      <text:p text:style-name="Standard">Yeshua as Rosh Galut</text:p>
      <text:p text:style-name="Standard">Summarize Gospel accounts as the appearance of the rightful heir to the Davidic throne. Cite genealogies and highlight citations of Tanakh texts that tie him in with David.</text:p>
      <text:list xml:id="list3292773335265632487" text:style-name="L9">
        <text:list-item>
          <text:p text:style-name="P29">Davidic bloodline</text:p>
        </text:list-item>
        <text:list-item>
          <text:p text:style-name="P29">Incorporates Monarchy and Priesthood</text:p>
        </text:list-item>
        <text:list-item>
          <text:p text:style-name="P29">Yeshua as Sage, comparable to Shlomo</text:p>
        </text:list-item>
      </text:list>
      <text:h text:style-name="Heading_20_1" text:outline-level="3">Who Was Yeshua?</text:h>
      <text:p text:style-name="Text_20_body">We have to ask ourselves some pointed questions when considering <text:s/>who we think Yeshua was. We are all aware of the basic story—</text:p>
      <text:p text:style-name="Quotation">A man came to call to task a corrupt leadership, and offer a way to know the Almighty in a way that was both more intimate and more revolutionary, all at the same time. He came to throw down established religion, and raise in its place a new focus on inner contemplation and privatized religion.</text:p>
      <text:p text:style-name="Text_20_body">Pretty cool, huh? Yeshua came to destroy Judaism, the Temple, and all the religious leaders who had been guiding Israel for hundreds of years!Does that sound about right to you? Yes? Isn't it odd how similar this sounds to the hippie ideals of the 60's and 70's? It appears that each generation reinterprets the original story through its own unique lens. We tend to take the historical anti-Semitic and anti-Judaism readings of supersessionism, and overlay them on our current generation. Thus, we read Yeshua through the lens of the modern hippie movement!</text:p>
      <text:p text:style-name="Text_20_body">Anglican theologian N.T. Wright puts it this way:</text:p>
      <text:p text:style-name="Quotation">When we read, “Repent and follow me”, we have this idea that Messiah was encouraging people to, “Give up your private sins, get religion, and go join a church.” </text:p>
      <text:p text:style-name="Quotation"><text:soft-page-break/>But that isn't what Messiah meant at all! Rather, he was calling Israel to, “Stop doing things your way, and try my way now.”</text:p>
      <text:p text:style-name="Text_20_body">We have been so ingrained with the idea that everything is about proving Yeshua's divinity, that we develop a myopic view of the Messianic Writings, leading us to overlook the decidedly political and social elements of everything Yeshua said and did in bringing about his Messianic and Kingdom-based agenda. In this section, we will address that myopia, and encourage a re-examination of the purposes that motivated Yeshua and his followers.</text:p>
      <text:h text:style-name="Heading_20_1" text:outline-level="3">The Exilarch, or Rosh Galut</text:h>
      <text:p text:style-name="Text_20_body">Most of us are well aware of Israel's early history. The patriarchs established the concept of ethical monotheism. Their descendants grew in numbers and propagated this belief among their children. Before too long, these children moved into Mitzrayim/Egypt, where they grew into an entire nation. This nation then came forth from slavery, where they entered into a formal bond with Hashem, the God of Abraham, Yizchak, and Ya'akov—a covenant between Israel and the God of the patriarchs.</text:p>
      <text:p text:style-name="Text_20_body">After the Sinai covenant, the Jewish people went through the famous wandering in the wilderness, seeking to enter the promised home land. Once they arrived, the tribes maintained independent status, retaining self-governing status. For the following 450 years or so, no centralized federal headship arose within Israel. The tribes ruled themselves, and incursions from outside powers were repulsed with the assistance of temporary military governors referred to as “shoftim”, or “judges”. These judges would rise to the need, gather the necessary military support, and fight off the attackers. Afterwards, things would return to normal for another few decades.</text:p>
      <text:p text:style-name="Text_20_body">Finally, the people of Israel tired of accepting the idea that their King was an invisible, all-powerful Being. They wanted a king “just like all the other nations”. The person they thought could satisfy the role was Saul, from the tribe of Benjamin. He served for awhile, and then suffered a <text:soft-page-break/>shameful death at the hands of the P'lishtim/Philistines. David subsequently took over the office, and made it his own. During his tenure, David received numerous promises from Hashem<text:note text:id="ftn13" text:note-class="footnote"><text:note-citation>13</text:note-citation><text:note-body><text:p text:style-name="Footnote">Tehillim/Psalms 89; Divrei Hayomim Alef 7.</text:p></text:note-body></text:note>—</text:p>
      <text:list xml:id="list7631527711806694106" text:style-name="L10">
        <text:list-item>
          <text:p text:style-name="P43">A perpetual lineage</text:p>
        </text:list-item>
        <text:list-item>
          <text:p text:style-name="P43">Rule extending over the entire Middle East, and further</text:p>
        </text:list-item>
        <text:list-item>
          <text:p text:style-name="P43">Authority over the national religious system of Israel</text:p>
        </text:list-item>
      </text:list>
      <text:p text:style-name="Text_20_body">All this, and more, is the reason for the eventual development of a messianic ideal that would reproduce the Davidic promises.</text:p>
      <text:p text:style-name="Text_20_body">Most of us are aware that, after the death of David and Solomon, the nation of Israel was split into two parts. The Northern Kingdom, lead by Jeroboam, departed from the religion of YHWH worship, and set up their own versions of the worship center in Jerusalem. There were two of them, one in the region of Dan, in the North, and one in Bethel, in the South, near the border with Benjamin. Along with fake worship centers, Jeroboam also established a competing festival on the 15<text:span text:style-name="T9">th</text:span> day of the 8<text:span text:style-name="T9">th</text:span> month, deliberately designed to compete with the Torah-mandated festival of Ingathering in the 7<text:span text:style-name="T9">th</text:span> month (better known as the festival of <text:s/>“Sukkot”). </text:p>
      <text:p text:style-name="Text_20_body">Some 250 years after Solomon's time, the Assyrian empire swept through the Northern kingdom of Israel, also known as “Ephraim”, and wiped out the national leadership in 722 BCE. A significant portion of the population was scattered to other Middle Eastern regions in order to minimize the possibility of a rebellion, fired by national patriotic fervor. This had the impact of destabilizing the kingdom of Israel completely, and has lead to the romanticized notion of the “Lost Ten Tribes”. In fact, not everyone from the Northern tribes went into captivity. Many sought refuge in the South, and merged with the Kingdom of Judah, and the Southern kingdom was known. So, while it is correct to speak of the Northern kingdom going, by and large, into exile <text:span text:style-name="T2">en masse,</text:span><text:span text:style-name="T11"> it is absolutely not correct to suppose that every single member of the Northern tribes went off into exile from the Land of Israel.</text:span></text:p>
      <text:p text:style-name="P14"><text:soft-page-break/>Of those who were removed from the Israeli territories, they availed themselves of several options:</text:p>
      <text:list xml:id="list4171266123483709073" text:style-name="L11">
        <text:list-item>
          <text:p text:style-name="P44">The majority established their own communities at retained full knowledge of their origins, much to the contrary of much “Two House” propaganda.</text:p>
        </text:list-item>
        <text:list-item>
          <text:p text:style-name="P44">Many of those exiles probably did forget Hashem, considering the population of the Northern kingdom was largely atheistic and paganized before the captivity ever occurred. </text:p>
        </text:list-item>
        <text:list-item>
          <text:p text:style-name="P44">Those who wished to find safe refuge fled to the Southern kingdom of Judah, where they blended in with the local population.</text:p>
        </text:list-item>
      </text:list>
      <text:p text:style-name="P14">During the Assyrian attack upon Israel, Judah watched from the sidelines, horrified that they might suffer the same fate. However, the Assyrians ended their campaign short of crossing the border. This allowed Judah to continue on for roughly another 150 years, until 586 BCE. </text:p>
      <text:p text:style-name="P14">Thus, the Davidic lineage managed to maintain for some 400 years after its original patriarch. Some were truer to the dynastic purpose than others, but all served as links in the chain of promise, proclaiming through their very existence the fidelity of Adonai to his chosen son, David. He had promised to establish a permanent “house” for David, one that would never fail through all eternity—and his word did not fail.</text:p>
      <text:p text:style-name="Text_20_body"><text:span text:style-name="T11">But then, something unique happened. Something terrifying and novel in the experience of all those who lived in the late 7</text:span><text:span text:style-name="T10">th</text:span><text:span text:style-name="T11"> century before Yeshua. The Babylonian empire swept through the land of Judah! But this was not like the exile of Israel—there was no place to hide. Where can one flee when the last refuge is destroyed? +++++</text:span></text:p>
      <text:p text:style-name="P14"/>
      <text:p text:style-name="Text_20_body"/>
      <text:p text:style-name="Text_20_body">When Yeshua appeared on the scene, he brought with him the hope of restoring the House of David, the monarchial dynasty put in plae by Hashem himself through covenant promises, redeeming Israel from oppression under the heel of Rome. Much of what the prophets foretold <text:soft-page-break/>had already been accomplished by the first century. Israel had returned from captivity. The House of David had been preserved, and set back on the throne, at least in the form of governors who served under the Persian empire... and subsequently again knocked off that throne by the Hasmonean dynasty.<text:note text:id="ftn14" text:note-class="footnote"><text:note-citation>14</text:note-citation><text:note-body><text:p text:style-name="Footnote">The Hasmonean dynasty successfully fended off the Greek armies of Antiochus Epiphanes during the war of approximately 167-164 BCE.</text:p></text:note-body></text:note></text:p>
      <text:p text:style-name="Text_20_body"/>
      <text:p text:style-name="Text_20_body">Summarize Gospel accounts as the appearance of the rightful heir to the Davidic throne. Cite genealogies and highlight citations of Tanakh texts that tie him in with David.</text:p>
      <text:list xml:id="list22334335" text:continue-list="list3292773335265632487" text:style-name="L9">
        <text:list-item text:start-value="1">
          <text:p text:style-name="P45">Davidic bloodline</text:p>
        </text:list-item>
        <text:list-item>
          <text:p text:style-name="P45">Incorporates Monarchy and Priesthood</text:p>
        </text:list-item>
        <text:list-item>
          <text:p text:style-name="P45">Yeshua as Sage, comparable to Shlomo</text:p>
        </text:list-item>
      </text:list>
      <text:p text:style-name="Text_20_body"/>
      <text:p text:style-name="P12">Hasmonean monarchy</text:p>
      <text:p text:style-name="P12">The Hasmoneans, also known as the Maccabees, were a priestly group (kohanim) from the tribe of Levi. They lead the battle against the Greek armies of Antiochus Epiphanes during the war of 167 to 164 BCE. Following the war, they established their own monarchy in Judea. The Hasmoneans were not connected to the Davidic line, nor were they descended from the tribe of Judah. </text:p>
      <text:p text:style-name="P12">The Levites, the priests, had always been excluded from the Israelite monarchy. So, when the Maccabees assumed the throne in order to rededicate the defiled Second Temple, a cardinal rule was broken. According to scholars within Orthodox Judaism this is considered to have contributed to their downfall, and the eventual downfall of Judea; internal strife allowing for Roman occupation and the violent installation of Herod the Great as king of the Roman province of Judea and subsequent rededication then destruction of the Second Temple by the Emperor Ti<text:soft-page-break/>tus<text:line-break/>(http://en.wikipedia.org/wiki/Davidic_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25" text:outline-level="1">Part 4 </text:h>
      <text:h text:style-name="Subtitle" text:outline-level="2">The Problems at Hand </text:h>
      <text:p text:style-name="Text_20_body"/>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25"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text:soft-page-break/>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7237303656515990763" text:style-name="L12">
        <text:list-item>
          <text:p text:style-name="P40">Introduction (1:1-3)</text:p>
        </text:list-item>
        <text:list-item>
          <text:p text:style-name="P40">Midrash 1 (1:4-2:4)<text:line-break/>The Davidic Heir Is Greater than Angels</text:p>
        </text:list-item>
        <text:list-item>
          <text:p text:style-name="P40">Midraash 2 (2:5-2:18(<text:line-break/>The Adamic Heir Is Greater than Angels</text:p>
        </text:list-item>
        <text:list-item>
          <text:p text:style-name="P40"><text:soft-page-break/>Midrash 3 (3:1-3:6)<text:line-break/>The Heir Is Greater than the Servant</text:p>
          <text:list>
            <text:list-item>
              <text:p text:style-name="P40">Exhortation (3:7-4:11)</text:p>
              <text:list>
                <text:list-item>
                  <text:p text:style-name="P40">Be Part of the House</text:p>
                </text:list-item>
                <text:list-item>
                  <text:p text:style-name="P40">The Eternal Rest</text:p>
                </text:list-item>
              </text:list>
            </text:list-item>
          </text:list>
        </text:list-item>
        <text:list-item>
          <text:p text:style-name="P40">Midrash 5 ()<text:line-break/>Torah and the Priesthoods</text:p>
        </text:list-item>
        <text:list-item>
          <text:p text:style-name="P40"/>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3937258786479529943" text:style-name="L13">
        <text:list-item>
          <text:p text:style-name="P47">Political</text:p>
          <text:p text:style-name="P46">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46">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47">Religious</text:p>
          <text:p text:style-name="P46">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46">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text:soft-page-break/>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ext:soft-page-break/>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5" text:note-class="footnote"><text:note-citation>15</text:note-citation><text:note-body><text:p text:style-name="Footnote">Tehillim/Psalms 2:7</text:p></text:note-body></text:note></text:p>
      <text:p text:style-name="Text_20_body">Also, God never said of any angel, </text:p>
      <text:p text:style-name="Quotation">"I will be his Father, and he will be my Son."<text:note text:id="ftn16" text:note-class="footnote"><text:note-citation>16</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7" text:note-class="footnote"><text:note-citation>17</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8" text:note-class="footnote"><text:note-citation>18</text:note-citation><text:note-body><text:p text:style-name="Footnote">Midrash Bereishit Rabbah 1:3</text:p></text:note-body></text:note> and his servants fiery flames";<text:note text:id="ftn19" text:note-class="footnote"><text:note-citation>19</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20" text:note-class="footnote"><text:note-citation>20</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text:soft-page-break/>Yes, they will be changed like clothing, but you remain the same, your years will never end."<text:note text:id="ftn21" text:note-class="footnote"><text:note-citation>21</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2" text:note-class="footnote"><text:note-citation>22</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3" text:note-class="footnote"><text:note-citation>23</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4" text:note-class="footnote"><text:note-citation>24</text:note-citation><text:note-body><text:p text:style-name="Footnote">Tehillim/Psalms 22:22</text:p></text:note-body></text:note></text:p>
      <text:p text:style-name="Text_20_body"><text:span text:style-name="T1">(13) </text:span>Also, </text:p>
      <text:p text:style-name="Quotation">"I will put my trust in him, . . ."<text:note text:id="ftn25" text:note-class="footnote"><text:note-citation>25</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6" text:note-class="footnote"><text:note-citation>26</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text:soft-page-break/>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7" text:note-class="footnote"><text:note-citation>27</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8" text:note-class="footnote"><text:note-citation>28</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9" text:note-class="footnote"><text:note-citation>29</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30" text:note-class="footnote"><text:note-citation>30</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31" text:note-class="footnote"><text:note-citation>31</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2" text:note-class="footnote"><text:note-citation>32</text:note-citation><text:note-body><text:p text:style-name="Footnote">Bereisheet 2:2,3; Shemot/Exodus 31:17</text:p></text:note-body></text:note></text:p>
      <text:p text:style-name="Text_20_body"><text:soft-page-break/><text:span text:style-name="T1">(5) </text:span>And once more, our present text says, </text:p>
      <text:p text:style-name="Quotation">"They will not enter my rest."<text:note text:id="ftn33" text:note-class="footnote"><text:note-citation>33</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4" text:note-class="footnote"><text:note-citation>34</text:note-citation><text:note-body><text:p text:style-name="Footnote">Tehillim/Psalms 95:7,8</text:p></text:note-body></text:note></text:p>
      <text:p text:style-name="Text_20_body"><text:span text:style-name="T1">(8) </text:span>For if <text:span text:style-name="T2">Y'hoshua</text:span><text:span text:style-name="T2"><text:note text:id="ftn35" text:note-class="footnote"><text:note-citation>35</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text:soft-page-break/>as true.<text:span text:style-name="T1"> (15) </text:span>For we do not have a cohen gadol unable to empathize with our weaknesses; since in every respect he was tempted just as we are, the only difference being that he did not sin.<text:span text:style-name="T1"> (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6" text:note-class="footnote"><text:note-citation>36</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7" text:note-class="footnote"><text:note-citation>37</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8" text:note-class="footnote"><text:note-citation>38</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oft-page-break/><text:span text:style-name="T3">“a cohen gadol to be compared with Malki-Tzedek.”</text:span><text:span text:style-name="T3"><text:note text:id="ftn39" text:note-class="footnote"><text:note-citation>39</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text:soft-page-break/>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40" text:note-class="footnote"><text:note-citation>40</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text:soft-page-break/>kings and blessed him;<text:span text:style-name="T1"> (2) </text:span>also Avraham gave him a tenth of everything.<text:note text:id="ftn41" text:note-class="footnote"><text:note-citation>41</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oft-page-break/><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2" text:note-class="footnote"><text:note-citation>42</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3" text:note-class="footnote"><text:note-citation>43</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ext:soft-page-break/>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4" text:note-class="footnote"><text:note-citation>44</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5" text:note-class="footnote"><text:note-citation>45</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text:soft-page-break/>in it were the menorah, the table and the Bread of the Presence.<text:note text:id="ftn46" text:note-class="footnote"><text:note-citation>46</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7" text:note-class="footnote"><text:note-citation>47</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text:soft-page-break/>clean persons with the blood of goats and bulls and the ashes of a heifer restores their outward purity;<text:note text:id="ftn48" text:note-class="footnote"><text:note-citation>48</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9" text:note-class="footnote"><text:note-citation>49</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text:soft-page-break/>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50" text:note-class="footnote"><text:note-citation>50</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51" text:note-class="footnote"><text:note-citation>51</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2" text:note-class="footnote"><text:note-citation>52</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3" text:note-class="footnote"><text:note-citation>53</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4" text:note-class="footnote"><text:note-citation>54</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5" text:note-class="footnote"><text:note-citation>55</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6" text:note-class="footnote"><text:note-citation>56</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20) </text:span>He inaugurated it <text:soft-page-break/>for us as a new and living way through the parokhet, by means of his flesh.<text:span text:style-name="T1"> </text:span></text:p>
      <text:p text:style-name="Quotation"><text:span text:style-name="T1">(21) </text:span>We also have a great cohen <text:span text:style-name="T4">over God's household</text:span>.<text:note text:id="ftn57" text:note-class="footnote"><text:note-citation>57</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8" text:note-class="footnote"><text:note-citation>58</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9" text:note-class="footnote"><text:note-citation>59</text:note-citation><text:note-body><text:p text:style-name="Footnote">Yeshayahu/Isaiah 64:1,2</text:p></text:note-body></text:note><text:span text:style-name="T1"> (28) </text:span>Someone who disregards the Torah of Moshe is put to death without mercy on the word of two or three witnesses.<text:note text:id="ftn60" text:note-class="footnote"><text:note-citation>60</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61" text:note-class="footnote"><text:note-citation>61</text:note-citation><text:note-body><text:p text:style-name="Footnote">Devarim/Deuteronomy 32:41</text:p></text:note-body></text:note></text:p>
      <text:p text:style-name="Quotation"><text:soft-page-break/>and then said, </text:p>
      <text:p text:style-name="Quotation">"Adonai will judge his people."<text:span text:style-name="T1"><text:note text:id="ftn62" text:note-class="footnote"><text:note-citation>62</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3" text:note-class="footnote"><text:note-citation>63</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text:soft-page-break/>Creation</text:h>
      <text:p text:style-name="Quotation"><text:span text:style-name="T1">(3) </text:span>By trusting, we understand that the universe was created through a spoken word of God,<text:note text:id="ftn64" text:note-class="footnote"><text:note-citation>64</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5" text:note-class="footnote"><text:note-citation>65</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6" text:note-class="footnote"><text:note-citation>66</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text:soft-page-break/>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ext:soft-page-break/>they would have an opportunity to return;<text:span text:style-name="T1"> (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7" text:note-class="footnote"><text:note-citation>67</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8" text:note-class="footnote"><text:note-citation>68</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32" text:outline-level="5">On the Run</text:h>
      <text:p text:style-name="Quotation"><text:span text:style-name="T1">(29) </text:span>By trusting, they walked through the Red Sea as through dry land; when the Egyptians tried to do it, the sea swallowed them up.</text:p>
      <text:h text:style-name="Heading_20_2" text:outline-level="4"><text:soft-page-break/>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text:soft-page-break/>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9" text:note-class="footnote"><text:note-citation>69</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70" text:note-class="footnote"><text:note-citation>70</text:note-citation><text:note-body><text:p text:style-name="Footnote">Yeshayahu/Isaiah 35:3</text:p></text:note-body></text:note></text:span><text:span text:style-name="T1"> (13) </text:span>and make a level path for your feet; so that what has been injured will not get wrenched out of joint but <text:soft-page-break/>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71" text:note-class="footnote"><text:note-citation>71</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2" text:note-class="footnote"><text:note-citation>72</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oft-page-break/><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3" text:note-class="footnote"><text:note-citation>73</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4" text:note-class="footnote"><text:note-citation>74</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5" text:note-class="footnote"><text:note-citation>75</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6" text:note-class="footnote"><text:note-citation>76</text:note-citation><text:note-body><text:p text:style-name="Footnote">Tehillim 27:1; 56:4,11; 118:6</text:p></text:note-body></text:note></text:p>
      <text:list xml:id="list2229415080937746816" text:style-name="L14">
        <text:list-item>
          <text:p text:style-name="P30">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text:soft-page-break/>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25" text:outline-level="1">Bibliography </text:h>
      <text:list xml:id="list1060852298103733782" text:style-name="L15">
        <text:list-item>
          <text:p text:style-name="P41">Brown, Raymond. <text:s/>The Message of Hebrews: Christ Above All. <text:s/>Downers Grove, IL: Inter-Varsity, 1982.</text:p>
        </text:list-item>
        <text:list-item>
          <text:p text:style-name="P41">Bruce, F.F. The Epistle to the Hebrews. <text:s/>Grand Rapids: Eerdmans, 1964.</text:p>
        </text:list-item>
        <text:list-item>
          <text:p text:style-name="P41">---. <text:s/>New Testament Development of Old Testament Themes. <text:s/>Grand Rapids, Eerdmans, 1968.</text:p>
        </text:list-item>
        <text:list-item>
          <text:p text:style-name="P41">Evans, Craig A. <text:s/>“The Function of the Old Testament in the New.” Introducing New Testament Interpretation. <text:s/>Grand Rapids: Baker, 1989.</text:p>
        </text:list-item>
        <text:list-item>
          <text:p text:style-name="P41">Hays, Richard B. <text:s/>Echoes of Scripture in the Letters of Paul. <text:s/>New Haven: Yale UP, 1989.</text:p>
        </text:list-item>
        <text:list-item>
          <text:p text:style-name="P41">Lane, William L. <text:s/>Word Biblical Commentary: Hebrews 1-8. <text:s/>Dallas: Word, 1991.</text:p>
        </text:list-item>
        <text:list-item>
          <text:p text:style-name="P41">Longenecker, Richard N. <text:s/>Biblical Exegesis in the Apostolic Period. Grand Rapids, Eerdmans, 1975, 1999.</text:p>
        </text:list-item>
        <text:list-item>
          <text:p text:style-name="P48">McKee, “Hebrews for the Practical Messianic”</text:p>
        </text:list-item>
        <text:list-item>
          <text:p text:style-name="P41">Moo, Douglas. <text:s/>“The Problem of Sensus Plenior.”</text:p>
        </text:list-item>
        <text:list-item>
          <text:p text:style-name="P41">Morris, Leon. <text:s/>“Hebrews.” <text:s/>The Expositor’s Bible Commentary. <text:s/>Ed. Frank E. Gaebelein. Grand Rapids: Zondervan, 1981.</text:p>
        </text:list-item>
        <text:list-item>
          <text:p text:style-name="P41">Newell, William R. <text:s/>Hebrews Verse-By-Verse. <text:s/>Grand Rapids: Kregel, 1995. <text:s/>Originally pub. Chicago: Moody, 1947.</text:p>
        </text:list-item>
        <text:list-item>
          <text:p text:style-name="P48">Trattner</text:p>
        </text:list-item>
        <text:list-item>
          <text:p text:style-name="P48">Hebrew Lexicon explaining terms for “covenant” versus “last will and testament”</text:p>
        </text:list-item>
      </text:list>
      <text:p text:style-name="P12"/>
      <text:h text:style-name="P25" text:outline-level="1">Glossary</text:h>
      <text:p text:style-name="P12"><text:span text:style-name="T4">Adonai<text:line-break/></text:span><text:span text:style-name="T5">Literally, “Lord”; a euphemism employed by religious Jews to avoid direct pronunciation of the tetragrammaton, the four-letter name of God.</text:span></text:p>
      <text:p text:style-name="P12"><text:span text:style-name="T4">Hashem<text:line-break/></text:span><text:span text:style-name="T5">Literally, “The Name”; a euphemism employed by religious Jews to avoid direct pronunciation of the tetragrammaton, the four-letter name of God.</text:span></text:p>
      <text:p text:style-name="P12"><text:span text:style-name="T4">Midrash</text:span><text:span text:style-name="T5"><text:line-break/>Literally, “to seek out”; describes a mode of study and presentation that often employs non-literal use of language to communicate the meaning of Scripture. Is sometimes used to justify the use of eisegesis in Biblical interpretation.</text:span></text:p>
      <text:p text:style-name="P19"><text:span text:style-name="T4">Yeshua<text:line-break/></text:span>The Aramaic name usually rendered as “Jesus” in our English Bibles and religious writings. We employ this version of his name in order to remind the reader of his Jewish culture and setting.</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fo:line-height="100%" style:page-number="auto"/>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false" fo:orphans="2" fo:widows="2" fo:hyphenation-ladder-count="2" style:page-number="auto"/>
      <style:text-properties style:text-position="0% 100%" fo:font-size="11pt" fo:hyphenate="true" fo:hyphenation-remain-char-count="2" fo:hyphenation-push-char-count="2"/>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402in" fo:margin-bottom="0in" fo:hyphenation-ladder-count="2" fo:text-indent="0in" style:auto-text-indent="false" style:page-number="auto"/>
      <style:text-properties fo:font-style="italic" fo:font-weight="normal" style:font-weight-asian="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Hebrews in Rabbinic Relief </text:chapter></text:p>
      </style:header>
      <style:footer>
        <text:p text:style-name="MP6"><text:page-number text:select-page="current">58</text:page-number></text:p>
      </style:footer>
    </style:master-page>
    <style:master-page style:name="Chapter_20_Right_20_Page" style:display-name="Chapter Right Page" style:page-layout-name="Mpm13" style:next-style-name="Chapter_20_Left_20_Page">
      <style:header>
        <text:p text:style-name="MP7"><text:chapter text:display="name" text:outline-level="2">Mashiach, Solution to Our Problems </text:chapter></text:p>
      </style:header>
      <style:footer>
        <text:p text:style-name="MP1"><text:page-number text:select-page="current">59</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7T14:31:38.78</meta:creation-date>
    <meta:editing-duration>PT9M20S</meta:editing-duration>
    <meta:editing-cycles>4</meta:editing-cycles>
    <meta:generator>OpenOffice/4.1.1$Win32 OpenOffice.org_project/411m6$Build-9775</meta:generator>
    <dc:date>2015-05-30T02:16:05.89</dc:date>
    <dc:creator>David Negley</dc:creator>
    <meta:document-statistic meta:table-count="0" meta:image-count="0" meta:object-count="0" meta:page-count="77" meta:paragraph-count="532" meta:word-count="17947" meta:character-count="103450"/>
    <meta:user-defined meta:name="Info 1"/>
    <meta:user-defined meta:name="Info 2"/>
    <meta:user-defined meta:name="Info 3"/>
    <meta:user-defined meta:name="Info 4"/>
  </office:meta>
</office:document-meta>
</file>